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c0846" officeooo:paragraph-rsid="000c0846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Zad. 1 </text:span></text:p>
      <text:p text:style-name="P1"><text:span text:style-name="T1"/></text:p>
      <text:p text:style-name="P1"><text:span text:style-name="T1">Zapoznaj się zatrybutem srcset znacznika img, który wykorzystuje mnożniki do implementacji responsywnych obrazów.Co oznacza zmienna window.devicePixelRatio, dostępna w API JavaScript?</text:span></text:p>
      <text:p text:style-name="P1"><text:span text:style-name="T1"/></text:p>
      <text:p text:style-name="P1"><text:span text:style-name="T1">Zmienna window.devicePixelRatio definiuje związek pomiędzy pikselami urządzenia a pixelami arkusza CSS np. Urządzenie o rozdzielczości 192 ppi będzie miało stosunek pixeli 2, ponieważ 2 pikesele urządzenia odpowiadają 1 pikselowi CSS. Obecnie większość urządzeń posiada stosunek pikseli między 1 a 4. Stosunek nie musi być liczbą całkowitą, dostępne są urządzenia ze stosunkiem np. 2.4.</text:span></text:p>
      <text:p text:style-name="P1"><text:span text:style-name="T1"/></text:p>
      <text:p text:style-name="P1"><text:span text:style-name="T1">Zapoznaj się z metodą rysowania responsywnego canvas, dostępną pod adresem: https://egghead.io/lessons/javascript-make-canvas-responsive-to-pixel-ratioNa wzór przykładu narysuj za pomocą canvas kolejno:a)Responsywny trójkątrównobocznyb)Poniżej zaprezentowaną figurę(na podstawie https://developer.mozilla.org/en-US/docs/Web/API/Canvas_API/Tutorial/Transformations)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21:36:24.742238684</meta:creation-date>
    <dc:date>2022-12-25T22:15:08.483223008</dc:date>
    <meta:editing-duration>PT38M45S</meta:editing-duration>
    <meta:editing-cycles>1</meta:editing-cycles>
    <meta:document-statistic meta:table-count="0" meta:image-count="0" meta:object-count="0" meta:page-count="1" meta:paragraph-count="4" meta:word-count="98" meta:character-count="941" meta:non-whitespace-character-count="846"/>
    <meta:generator>LibreOffice/7.4.2.3$Linux_X86_64 LibreOffice_project/40$Build-3</meta:generator>
  </office:meta>
</office:document-meta>
</file>